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153000036FD05BEFC3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omic Sans MS"/>
    </style:style>
    <style:style style:name="P2" style:family="paragraph" style:parent-style-name="Text_20_body">
      <style:text-properties fo:color="#000000" style:font-name="Comic Sans MS" style:text-underline-style="none"/>
    </style:style>
    <style:style style:name="P3" style:family="paragraph" style:parent-style-name="Text_20_body">
      <style:text-properties style:font-name="Comic Sans MS"/>
    </style:style>
    <style:style style:name="P4" style:family="paragraph" style:parent-style-name="Heading">
      <style:text-properties fo:color="#ff0000" style:font-name="Comic Sans MS"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Heading_20_1">
      <style:text-properties fo:color="#ff0000" style:font-name="Comic Sans MS" fo:font-style="normal" style:text-underline-style="solid" style:text-underline-width="auto" style:text-underline-color="font-color" style:font-style-asian="normal" style:font-style-complex="normal"/>
    </style:style>
    <style:style style:name="P6" style:family="paragraph" style:parent-style-name="Heading_20_1">
      <style:text-properties style:font-name="Comic Sans MS" style:text-underline-style="solid" style:text-underline-width="auto" style:text-underline-color="font-color"/>
    </style:style>
    <style:style style:name="T1" style:family="text">
      <style:text-properties fo:color="#ff0000"/>
    </style:style>
    <style:style style:name="T2" style:family="text">
      <style:text-properties fo:color="#ff0000" fo:font-style="normal" style:text-underline-style="solid" style:text-underline-width="auto" style:text-underline-color="font-color"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84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TECTION D'EXOPLANETE :LES METHODE DE DETECTION PAR VITESSE RADIALE ET DU TRANSIT.</text:p>
      <text:p text:style-name="P3"><text:span text:style-name="T1"/></text:p>
      <text:h text:style-name="P6" text:outline-level="1"><text:span text:style-name="T1">INTRODUCTION :</text:span></text:h>
      <text:p text:style-name="P3"><text:span text:style-name="T2"/></text:p>
      <text:p text:style-name="P1"><text:span text:style-name="T4">Tout au long de cet atelier de recherche, nous avons réaliser un travail sur les méthode de détection d’exoplanètes. Dans un premier temps, nous avons commencé par nous renseigner sur le sujet grâce à l'article de François Bouchy. </text:span></text:p>
      <text:p text:style-name="P1"><text:span text:style-name="T4">Aujourd’hui, la détection d’exoplanète est un secteur en plein essor. En effet, en 2005, les scientifiques avait détectés 170 planètes extrasolaires contre 3605 le 22 mars 2017. On voit que l'explosion du nombre d’exoplanètes détectées a explosé dut à l’amélioration et à la précision des techniques. Ainsi, nous avons découvert qu'il existe principalement deux méthodes pour détecter une exoplanète :les vitesses radiales et le transit.</text:span></text:p>
      <text:p text:style-name="P1"><text:span text:style-name="T4">Au cours de cet ARE, nous avons put nous servir de différents outils pour réaliser des mesures tel que salsaJ.</text:span></text:p>
      <text:p text:style-name="P1"><text:span text:style-name="T4">Nous allons chercher à étudier le cas d'une exoplanète isolée avec son étoile afin de simplifier les explications et les résultats en tentant de répondre à la problématique suivante : Comment détecte-t-on une exoplanète ? </text:span></text:p>
      <text:p text:style-name="P1"><text:span text:style-name="T4">Nous parlerons dans un premier temps de l'organisation des systèmes exoplanète-étoile et nous fixerons les grandeurs importantes, ensuite nous parleront de la méthode de détection par vitesse radiale puis enfin, nous aborderont le thème du transit.</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h text:style-name="P5" text:outline-level="1"><text:soft-page-break/>I)Organisation des systèmes stellaires :</text:h>
      <text:p text:style-name="P3"><text:span text:style-name="T2"/></text:p>
      <text:p text:style-name="P2"><text:span text:style-name="T5"><text:line-break/>Tout système stellaire est régis par les lois de Newton et de Keppler. D'après la troisième lois de Newton</text:span></text:p>
      <text:p text:style-name="P2"><draw:frame draw:style-name="fr1" draw:name="images1" text:anchor-type="paragraph" svg:x="0.162cm" svg:y="0cm" svg:width="16.2cm" svg:height="14.356cm" draw:z-index="0"><draw:image xlink:href="Pictures/2000000700004153000036FD05BEFC30.svm" xlink:type="simple" xlink:show="embed" xlink:actuate="onLoad"/></draw:frame><text:span text:style-name="T5">test</text:span></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3T11:28:17.60</dc:date>
    <dc:creator>arrous clement</dc:creator>
    <meta:editing-duration>PT1H24M57S</meta:editing-duration>
    <meta:editing-cycles>4</meta:editing-cycles>
    <meta:generator>OpenOffice/4.1.0$Win32 OpenOffice.org_project/410m18$Build-9764</meta:generator>
    <meta:document-statistic meta:table-count="0" meta:image-count="1" meta:object-count="0" meta:page-count="2" meta:paragraph-count="10" meta:word-count="233" meta:character-count="1496"/>
  </office:meta>
</office:document-meta>
</file>